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:.B20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Gjennomsnitt</text:p>
          </table:table-cell>
          <table:table-cell table:formula="of:=[.B22]/20"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([.B10]+[.B11])/2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Standardavvik</text:p>
          </table:table-cell>
          <table:table-cell table:formula="of:=SQRT(COM.MICROSOFT.VAR.P([.B1:.B20]))" office:value-type="float" office:value="2.45509673943818" calcext:value-type="float">
            <text:p>2.45509673943818</text:p>
          </table:table-cell>
        </table:table-row>
      </table:table>
      <table:named-expressions/>
      <table:database-ranges>
        <table:database-range table:name="__Anonymous_Sheet_DB__0" table:target-range-address="Sheet1.B1:Sheet1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6:37:32.860781766</meta:creation-date>
    <dc:date>2024-08-31T07:05:23.227703647</dc:date>
    <meta:editing-duration>PT5M52S</meta:editing-duration>
    <meta:editing-cycles>1</meta:editing-cycles>
    <meta:document-statistic meta:table-count="1" meta:cell-count="28" meta:object-count="0"/>
    <meta:generator>LibreOffice/24.2.5.2$Linux_X86_64 LibreOffice_project/420$Build-2</meta:generator>
  </office:meta>
</office:document-meta>
</file>